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1c11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upcake Shop</text:p>
      <text:p text:style-name="Standard"/>
      <text:p text:style-name="Standard">Projeto final do PIT – Loja de Cupcakes.</text:p>
      <text:p text:style-name="Standard"/>
      <text:p text:style-name="Standard">Este projeto consiste em uma aplicação simples de e-commerce para vendas de cupcakes, desenvolvida para a disciplina de Engenharia de Software.</text:p>
      <text:p text:style-name="Standard"/>
      <text:p text:style-name="Standard">Funcionalidades</text:p>
      <text:p text:style-name="Standard"/>
      <text:p text:style-name="Standard">- Catálogo com 6 cupcakes</text:p>
      <text:p text:style-name="Standard">- Detalhes do produto (modal)</text:p>
      <text:p text:style-name="Standard">- Adicionar ao carrinho</text:p>
      <text:p text:style-name="Standard">- Remover itens do carrinho</text:p>
      <text:p text:style-name="Standard">- Finalização de compra (simulada)</text:p>
      <text:p text:style-name="Standard">- Tela de criar conta (simulada)</text:p>
      <text:p text:style-name="Standard">- Tela de login (simulada)</text:p>
      <text:p text:style-name="Standard"/>
      <text:p text:style-name="Standard"><text:s/>Tecnologias utilizadas</text:p>
      <text:p text:style-name="Standard"/>
      <text:p text:style-name="Standard">- HTML</text:p>
      <text:p text:style-name="Standard">- CSS</text:p>
      <text:p text:style-name="Standard">- JavaScript</text:p>
      <text:p text:style-name="Standard"/>
      <text:p text:style-name="Standard">Como executar</text:p>
      <text:p text:style-name="Standard"/>
      <text:p text:style-name="Standard">1. Baixe ou clone este repositório</text:p>
      <text:p text:style-name="Standard">2. Abra o arquivo `index.html` no navegador <text:s/></text:p>
      <text:p text:style-name="Standard"><text:s text:c="3"/>ou abra com Live Server se estiver usando VS Code.</text:p>
      <text:p text:style-name="Standard"/>
      <text:p text:style-name="Standard">Autor</text:p>
      <text:p text:style-name="Standard"/>
      <text:p text:style-name="Standard">Projeto desenvolvido por, Raul <text:span text:style-name="T1">Ramilio Chaves da Silva,</text:span> <text:s/>para conclusão da disciplina de Engenharia de Softwar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5:51:03.169580400</meta:creation-date>
    <dc:date>2025-10-25T15:53:03.243023700</dc:date>
    <meta:editing-duration>PT2M</meta:editing-duration>
    <meta:editing-cycles>1</meta:editing-cycles>
    <meta:document-statistic meta:table-count="0" meta:image-count="0" meta:object-count="0" meta:page-count="1" meta:paragraph-count="21" meta:word-count="116" meta:character-count="714" meta:non-whitespace-character-count="611"/>
    <meta:generator>LibreOffice/25.8.2.2$Windows_X86_64 LibreOffice_project/d401f2107ccab8f924a8e2df40f573aab7605b6f</meta:generator>
  </office:meta>
</office:document-meta>
</file>